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5ce" draw:textarea-horizontal-align="justify" draw:textarea-vertical-align="middle" draw:auto-grow-height="false" fo:min-height="1.756cm" fo:min-width="3.729cm"/>
      <style:paragraph-properties style:writing-mode="lr-tb"/>
    </style:style>
    <style:style style:name="gr2" style:family="graphic" style:parent-style-name="objectwithoutfill">
      <style:graphic-properties draw:marker-start="Arrowheads_20_3" draw:marker-start-width="0.3cm" draw:marker-end="Arrowheads_20_4" draw:marker-end-width="0.3cm" draw:fill="none" draw:textarea-vertical-align="middle"/>
    </style:style>
    <style:style style:name="gr3" style:family="graphic" style:parent-style-name="objectwithoutfill">
      <style:graphic-properties draw:marker-start="Arrowheads_20_5" draw:marker-start-width="0.3cm" draw:marker-end="Arrowheads_20_6" draw:marker-end-width="0.3cm" draw:fill="none" draw:textarea-vertical-align="middle"/>
    </style:style>
    <style:style style:name="gr4" style:family="graphic" style:parent-style-name="objectwithoutfill">
      <style:graphic-properties draw:marker-start="Arrowheads_20_7" draw:marker-start-width="0.3cm" draw:marker-end="Arrowheads_20_8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38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158cm"/>
      <style:paragraph-properties style:writing-mode="lr-tb"/>
    </style:style>
    <style:style style:name="gr7" style:family="graphic" style:parent-style-name="standard" style:list-style-name="L1">
      <style:graphic-properties draw:stroke="none" svg:stroke-color="#000000" draw:fill="none" draw:fill-color="#ffffff" fo:min-height="1.0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2.219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5ce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12pt" style:font-size-asian="12pt" style:font-size-complex="12pt"/>
    </style:style>
    <style:style style:name="P5" style:family="paragraph">
      <loext:graphic-properties draw:fill="none" draw:fill-color="#ffffff"/>
      <style:text-properties fo:font-size="12pt" style:font-size-asian="12pt" style:font-size-complex="12pt"/>
    </style:style>
    <style:style style:name="P6" style:family="paragraph">
      <style:paragraph-properties fo:text-align="center"/>
      <style:text-properties fo:font-size="12pt" style:font-size-asian="12pt" style:font-size-complex="12pt"/>
    </style:style>
    <style:style style:name="P7" style:family="paragraph">
      <style:paragraph-properties fo:margin-left="0cm" fo:margin-right="0cm" fo:margin-top="0cm" fo:margin-bottom="0cm" fo:line-height="100%" fo:text-align="center" fo:text-indent="0cm"/>
      <style:text-properties fo:font-size="12pt" style:font-size-asian="12pt" style:font-size-complex="12pt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12pt" style:font-size-asian="12pt" style:font-size-complex="12pt"/>
    </style:style>
    <style:style style:name="P9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T1" style:family="text">
      <style:text-properties fo:color="#ff8000" loext:opacity="100%" fo:font-size="12pt" style:font-size-asian="12pt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158466" loext:opacity="100%" fo:font-size="12pt" style:font-size-asian="12pt" style:font-size-complex="12pt"/>
    </style:style>
    <style:style style:name="T4" style:family="text">
      <style:text-properties fo:color="#00a933" loext:opacity="100%" fo:font-size="12pt" style:font-size-asian="12pt" style:font-size-complex="12pt"/>
    </style:style>
    <style:style style:name="T5" style:family="text">
      <style:text-properties fo:font-variant="normal" fo:text-transform="none" fo:color="#ff8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158466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4.445cm" svg:height="2.222cm" svg:x="1.635cm" svg:y="8.62cm">
          <text:p text:style-name="P1">Алиса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" draw:id="id1" draw:layer="layout" svg:width="4.445cm" svg:height="2.222cm" svg:x="13.7cm" svg:y="4.492cm">
          <text:p text:style-name="P1">Бутер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" draw:id="id3" draw:layer="layout" svg:width="4.445cm" svg:height="2.222cm" svg:x="13.7cm" svg:y="8.62cm">
          <text:p text:style-name="P1">Админзя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4" draw:id="id4" draw:layer="layout" svg:width="4.445cm" svg:height="2.222cm" svg:x="13.7cm" svg:y="13.065cm">
          <text:p text:style-name="P1">Ядро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svg:x1="13.7cm" svg:y1="5.603cm" svg:x2="3.857cm" svg:y2="8.62cm" draw:start-shape="id1" draw:start-glue-point="3" draw:end-shape="id2" draw:end-glue-point="0" svg:d="M13700 5603h-9843v3017" svg:viewBox="0 0 9844 3018">
          <text:p/>
        </draw:connector>
        <draw:connector draw:style-name="gr3" draw:text-style-name="P3" draw:layer="layout" svg:x1="13.7cm" svg:y1="9.731cm" svg:x2="6.08cm" svg:y2="9.731cm" draw:start-shape="id3" draw:start-glue-point="3" draw:end-shape="id2" draw:end-glue-point="1" svg:d="M13700 9731h-7620" svg:viewBox="0 0 7621 1">
          <text:p/>
        </draw:connector>
        <draw:connector draw:style-name="gr4" draw:text-style-name="P3" draw:layer="layout" svg:x1="13.7cm" svg:y1="14.176cm" svg:x2="3.857cm" svg:y2="10.842cm" draw:start-shape="id4" draw:start-glue-point="3" draw:end-shape="id2" draw:end-glue-point="2" svg:d="M13700 14176h-9843v-3334" svg:viewBox="0 0 9844 3335">
          <text:p/>
        </draw:connector>
        <draw:frame draw:style-name="gr5" draw:text-style-name="P5" draw:layer="layout" svg:width="8.255cm" svg:height="0.725cm" svg:x="4.492cm" svg:y="4.81cm">
          <draw:text-box>
            <text:p text:style-name="P4"><text:span text:style-name="T1">HelloReq</text:span><text:span text:style-name="T2">, </text:span><text:span text:style-name="T3">HelloReply</text:span><text:span text:style-name="T2">, </text:span><text:span text:style-name="T4">HealthReq</text:span><text:span text:style-name="T2">, </text:span><text:span text:style-name="T1">Health</text:span></text:p>
          </draw:text-box>
        </draw:frame>
        <draw:frame draw:style-name="gr6" draw:text-style-name="P5" draw:layer="layout" svg:width="9.208cm" svg:height="0.725cm" svg:x="4.492cm" svg:y="13.065cm">
          <draw:text-box>
            <text:p text:style-name="P6"><text:span text:style-name="T1">HelloReq</text:span><text:span text:style-name="T2">, </text:span><text:span text:style-name="T3">HelloReply</text:span><text:span text:style-name="T2">, </text:span><text:span text:style-name="T3">PowerStatus</text:span></text:p>
          </draw:text-box>
        </draw:frame>
        <draw:frame draw:style-name="gr7" draw:text-style-name="P8" draw:layer="layout" svg:width="6.668cm" svg:height="1.27cm" svg:x="6.397cm" svg:y="8.62cm">
          <draw:text-box>
            <text:p text:style-name="P7"><text:span text:style-name="T5">HelloReq</text:span><text:span text:style-name="T6">, </text:span><text:span text:style-name="T7">HelloReply, </text:span><text:span text:style-name="T1">TimeReq</text:span><text:span text:style-name="T3">, Time, NtpStatus,</text:span></text:p>
          </draw:text-box>
        </draw:frame>
        <draw:frame draw:style-name="gr5" draw:text-style-name="P5" draw:layer="layout" svg:width="8.255cm" svg:height="1.199cm" svg:x="4.492cm" svg:y="5.762cm">
          <draw:text-box>
            <text:p text:style-name="P6"><text:span text:style-name="T2">Получение статуса в Алису для моргания</text:span></text:p>
          </draw:text-box>
        </draw:frame>
        <draw:frame draw:style-name="gr8" draw:text-style-name="P9" draw:layer="layout" svg:width="8.255cm" svg:height="2.469cm" svg:x="5.762cm" svg:y="9.643cm">
          <draw:text-box>
            <text:p text:style-name="P7"><text:span text:style-name="T8">Получение версии из Алисы для отображения в Админке, информации о времени в часах RTC и о статусе NTP. </text:span><text:span text:style-name="T2">Задание времени из Админки.</text:span></text:p>
          </draw:text-box>
        </draw:frame>
        <draw:frame draw:style-name="gr9" draw:text-style-name="P9" draw:layer="layout" svg:width="9.525cm" svg:height="1.27cm" svg:x="3.857cm" svg:y="14.335cm">
          <draw:text-box>
            <text:p text:style-name="P6"><text:span text:style-name="T2">Получение ядром о состоянии дискретных входов – состоянии источников питания.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Anton </meta:initial-creator>
    <meta:creation-date>2024-01-30T15:59:12.771285116</meta:creation-date>
    <dc:date>2024-01-30T16:37:39.252172580</dc:date>
    <dc:creator>Anton </dc:creator>
    <meta:editing-duration>PT7M56S</meta:editing-duration>
    <meta:editing-cycles>1</meta:editing-cycles>
    <meta:document-statistic meta:object-count="13"/>
    <meta:generator>LibreOffice/7.0.4.2$Linux_X86_64 LibreOffice_project/00$Build-2</meta:generator>
  </office:meta>
</office:document-meta>
</file>